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8.47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9.23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18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損益平衡點計算法</text:p>
          </table:table-cell>
          <table:table-cell table:style-name="ce1"/>
          <table:table-cell table:number-columns-repeated="2"/>
          <table:table-cell table:style-name="ce4"/>
          <table:table-cell/>
          <table:table-cell table:style-name="ce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﹒營業額＝純營業額＋營業外收入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17"/>
        </table:table-row>
        <table:table-row table:style-name="ro2">
          <table:table-cell table:number-columns-repeated="4"/>
          <table:table-cell table:style-name="ce4"/>
          <table:table-cell/>
          <table:table-cell table:style-name="ce4"/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 calcext:value-type="string">
            <text:p>=</text:p>
          </table:table-cell>
          <table:table-cell table:style-name="ce3"/>
          <table:table-cell table:style-name="ce4" office:value-type="string" calcext:value-type="string">
            <text:p>+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2">
          <table:table-cell table:number-columns-repeated="4"/>
          <table:table-cell table:style-name="ce4"/>
          <table:table-cell/>
          <table:table-cell table:style-name="ce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2﹒變動費用＝銷貨成本＋其他的變動費用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17"/>
        </table:table-row>
        <table:table-row table:style-name="ro2">
          <table:table-cell table:number-columns-repeated="4"/>
          <table:table-cell table:style-name="ce4"/>
          <table:table-cell/>
          <table:table-cell table:style-name="ce4"/>
          <table:table-cell table:number-columns-repeated="1017"/>
        </table:table-row>
        <table:table-row table:style-name="ro2">
          <table:table-cell/>
          <table:table-cell table:style-name="ce3"/>
          <table:table-cell office:value-type="string" calcext:value-type="string">
            <text:p>=</text:p>
          </table:table-cell>
          <table:table-cell table:style-name="ce3"/>
          <table:table-cell table:style-name="ce4" office:value-type="string" calcext:value-type="string">
            <text:p>+</text:p>
          </table:table-cell>
          <table:table-cell table:style-name="ce3"/>
          <table:table-cell table:style-name="ce4"/>
          <table:table-cell table:number-columns-repeated="1017"/>
        </table:table-row>
        <table:table-row table:style-name="ro2">
          <table:table-cell table:number-columns-repeated="4"/>
          <table:table-cell table:style-name="ce4"/>
          <table:table-cell/>
          <table:table-cell table:style-name="ce4"/>
          <table:table-cell table:number-columns-repeated="1017"/>
        </table:table-row>
        <table:table-row table:style-name="ro2">
          <table:table-cell/>
          <table:table-cell office:value-type="string" calcext:value-type="string">
            <text:p>3﹒固定費用＝營業額－純利－變動費用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office:value-type="string" calcext:value-type="string">
            <text:p>=</text:p>
          </table:table-cell>
          <table:table-cell table:style-name="ce3"/>
          <table:table-cell table:style-name="ce4" office:value-type="string" calcext:value-type="string">
            <text:p>-</text:p>
          </table:table-cell>
          <table:table-cell table:style-name="ce3"/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固定費用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4﹒損益平衡點營業額＝</text:p>
          </table:table-cell>
          <table:table-cell table:number-columns-repeated="2"/>
          <table:table-cell>
            <draw:line table:end-cell-address="Sheet1.G15" table:end-x="1.02mm" table:end-y="2.64mm" draw:z-index="0" draw:name="線條 1" draw:style-name="gr1" draw:text-style-name="P1" svg:x1="5.49mm" svg:y1="2.64mm" svg:x2="27.93mm" svg:y2="2.64mm">
              <text:p/>
            </draw:line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 calcext:value-type="string">
            <text:p><text:s/>變動費用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1-</text:p>
            <draw:line table:end-cell-address="Sheet1.G17" table:end-x="1.02mm" table:end-y="2.91mm" draw:z-index="1" draw:name="線條 2" draw:style-name="gr1" draw:text-style-name="P1" svg:x1="8.24mm" svg:y1="2.91mm" svg:x2="27.93mm" svg:y2="2.91mm">
              <text:p/>
            </draw:line>
          </table:table-cell>
          <table:table-cell table:number-columns-repeated="1019"/>
        </table:table-row>
        <table:table-row table:style-name="ro2">
          <table:table-cell table:number-columns-repeated="5"/>
          <table:table-cell office:value-type="string" calcext:value-type="string">
            <text:p><text:s/>營業額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/>
          <table:table-cell table:style-name="ce3"/>
          <table:table-cell office:value-type="string" calcext:value-type="string">
            <text:p>=</text:p>
            <draw:line table:end-cell-address="Sheet1.E22" table:end-x="1.76mm" table:end-y="2.92mm" draw:z-index="3" draw:name="線條 4" draw:style-name="gr1" draw:text-style-name="P1" svg:x1="6.48mm" svg:y1="2.92mm" svg:x2="28.17mm" svg:y2="2.92mm">
              <text:p/>
            </draw:line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1-</text:p>
            <draw:line table:end-cell-address="Sheet1.E24" table:end-x="1.26mm" table:end-y="2.92mm" draw:z-index="2" draw:name="線條 3" draw:style-name="gr1" draw:text-style-name="P1" svg:x1="7.23mm" svg:y1="2.92mm" svg:x2="27.67mm" svg:y2="2.92mm">
              <text:p/>
            </draw:line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損益平衡點營業額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5﹒損益平衡點操業度＝</text:p>
          </table:table-cell>
          <table:table-cell table:number-columns-repeated="2"/>
          <table:table-cell>
            <draw:line table:end-cell-address="Sheet1.H29" table:end-x="1.27mm" table:end-y="4.23mm" draw:z-index="4" draw:name="線條 6" draw:style-name="gr2" draw:text-style-name="P1" svg:x1="1.5mm" svg:y1="4.23mm" svg:x2="37.41mm" svg:y2="4.23mm">
              <text:p/>
            </draw:line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/>實際的營業額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0:07:35</meta:creation-date>
    <dc:creator>QQ</dc:creator>
    <dc:date>2004-03-09T22:10:47</dc:date>
    <meta:print-date>2004-03-09T22:10:47</meta:print-date>
    <meta:document-statistic meta:table-count="1" meta:cell-count="21" meta:object-count="5"/>
    <meta:generator>LibreOffice/5.1.1.3$Windows_x86 LibreOffice_project/89f508ef3ecebd2cfb8e1def0f0ba9a803b88a6d</meta:generator>
  </office:meta>
</office:document-meta>
</file>